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920000038F2302C48949E31C8F.png" manifest:media-type="image/png"/>
  <manifest:file-entry manifest:full-path="Pictures/10000001000002ED0000032B059C49CC79575EE8.png" manifest:media-type="image/png"/>
  <manifest:file-entry manifest:full-path="Pictures/10000001000002ED000002F43EF0E4F5866D512F.png" manifest:media-type="image/png"/>
  <manifest:file-entry manifest:full-path="Pictures/10000001000003B2000002C66FD77F7DE60CDE7E.png" manifest:media-type="image/png"/>
  <manifest:file-entry manifest:full-path="Pictures/1000000100000355000002DA95D2F1EE76C547ED.png" manifest:media-type="image/png"/>
  <manifest:file-entry manifest:full-path="Pictures/1000000100000337000002F5680E40DC127C67E6.png" manifest:media-type="image/png"/>
  <manifest:file-entry manifest:full-path="Pictures/10000001000002DC000002528C0359637C20FE86.png" manifest:media-type="image/png"/>
  <manifest:file-entry manifest:full-path="Pictures/10000001000002BB0000024023AA2A85EB9E7AB2.png" manifest:media-type="image/png"/>
  <manifest:file-entry manifest:full-path="Pictures/10000001000003080000032FFE5E993195D8C5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ools for information gathering</text:p>
          </draw:text-box>
        </draw:frame>
        <draw:frame presentation:style-name="pr2" draw:text-style-name="P1" draw:layer="layout" svg:width="25.199cm" svg:height="26.587cm" svg:x="1.4cm" svg:y="-4.72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2" draw:layer="layout" svg:width="14.5cm" svg:height="8.576cm" svg:x="6cm" svg:y="3.924cm">
          <draw:image xlink:href="Pictures/10000001000003920000038F2302C48949E31C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2cm" svg:height="10.659cm" svg:x="2.5cm" svg:y="3cm">
          <draw:image xlink:href="Pictures/10000001000002ED000002F43EF0E4F5866D51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055cm" svg:height="15.452cm" svg:x="5.184cm" svg:y="0.136cm">
          <draw:image xlink:href="Pictures/1000000100000355000002DA95D2F1EE76C547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7.122cm" svg:height="15.749cm" svg:x="5.651cm" svg:y="-0.013cm">
          <draw:image xlink:href="Pictures/1000000100000337000002F5680E40DC127C67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5.494cm" svg:height="12.573cm" svg:x="6.465cm" svg:y="1.575cm">
          <draw:image xlink:href="Pictures/10000001000002DC000002528C0359637C20FE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024cm" svg:height="15.028cm" svg:x="4.2cm" svg:y="0.348cm">
          <draw:image xlink:href="Pictures/10000001000003B2000002C66FD77F7DE60CD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4.795cm" svg:height="12.192cm" svg:x="6.814cm" svg:y="1.766cm">
          <draw:image xlink:href="Pictures/10000001000002BB0000024023AA2A85EB9E7A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484cm" svg:height="13.517cm" svg:x="1cm" svg:y="2.219cm">
          <draw:image xlink:href="Pictures/10000001000002ED0000032B059C49CC79575E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9.709cm" svg:height="14.924cm" svg:x="2cm" svg:y="0.812cm">
          <draw:image xlink:href="Pictures/10000001000003080000032FFE5E993195D8C5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2:06:01.908000000</meta:creation-date>
    <dc:date>2023-03-21T12:12:09.669000000</dc:date>
    <meta:editing-duration>PT6M8S</meta:editing-duration>
    <meta:editing-cycles>1</meta:editing-cycles>
    <meta:document-statistic meta:object-count="66"/>
    <meta:generator>LibreOffice/7.5.0.3$Windows_X86_64 LibreOffice_project/c21113d003cd3efa8c53188764377a8272d9d6de</meta:generator>
  </office:meta>
</office:document-meta>
</file>